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5" style:family="paragraph" style:parent-style-name="Standard">
      <style:paragraph-properties fo:margin-top="0cm" fo:margin-bottom="0cm"/>
      <style:text-properties fo:color="#000000" fo:font-size="10.5pt" style:font-size-asian="10.5pt" style:font-size-complex="10.5pt"/>
    </style:style>
    <style:style style:name="P6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 style:list-style-name="L1">
      <style:paragraph-properties fo:margin-top="0cm" fo:margin-bottom="0cm"/>
    </style:style>
    <style:style style:name="P10" style:family="paragraph" style:parent-style-name="Standard">
      <style:paragraph-properties fo:margin-top="0cm" fo:margin-bottom="0cm"/>
      <style:text-properties fo:color="#000000"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0000" fo:font-size="11pt" style:text-underline-style="none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2">solicitarCitaPrueba(Dni, TipoPrueba)</text:p>
          </table:table-cell>
        </table:table-row>
        <table:table-row table:style-name="Table1.1">
          <table:table-cell table:style-name="Table1.A2" office:value-type="string">
            <text:p text:style-name="P1">Responsabilidades</text:p>
          </table:table-cell>
          <table:table-cell table:style-name="Table1.A2" office:value-type="string">
            <text:p text:style-name="P3">El sistema asigna la cita con fecha más próxima posible con un personal médico acorde con el tipo de cita.</text:p>
          </table:table-cell>
        </table:table-row>
        <table:table-row table:style-name="Table1.1">
          <table:table-cell table:style-name="Table1.A3" office:value-type="string">
            <text:p text:style-name="P1">Tipo</text:p>
          </table:table-cell>
          <table:table-cell table:style-name="Table1.A3" office:value-type="string">
            <text:p text:style-name="P2">&lt;Sistema&gt;</text:p>
          </table:table-cell>
        </table:table-row>
        <table:table-row table:style-name="Table1.1">
          <table:table-cell table:style-name="Table1.A2" office:value-type="string">
            <text:p text:style-name="P1">Referencias cruzada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Notas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Excepciones</text:p>
          </table:table-cell>
          <table:table-cell table:style-name="Table1.A2" office:value-type="string">
            <text:p text:style-name="P2">Que no exista ningún personal médico especialista del tipo que requiere la prueba.</text:p>
          </table:table-cell>
        </table:table-row>
        <table:table-row table:style-name="Table1.1">
          <table:table-cell table:style-name="Table1.A3" office:value-type="string">
            <text:p text:style-name="P1">Salida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Precondición</text:p>
          </table:table-cell>
          <table:table-cell table:style-name="Table1.A2" office:value-type="string">
            <text:p text:style-name="P2">El médico debe estar identificado.</text:p>
            <text:p text:style-name="P2">El Dni que se pasa como parámetro ha sido verificado anteriormente.</text:p>
          </table:table-cell>
        </table:table-row>
        <table:table-row table:style-name="Table1.1">
          <table:table-cell table:style-name="Table1.A9" office:value-type="string">
            <text:p text:style-name="P1">Postcondición</text:p>
          </table:table-cell>
          <table:table-cell table:style-name="Table1.A9" office:value-type="string">
            <text:p text:style-name="P4">- Se creó un objeto Cita cita.</text:p>
            <text:p text:style-name="P4">- Se creó un enlace entre cita y un objeto PersonalMedico, obtenido en base a TipoPrueba.</text:p>
            <text:p text:style-name="P4">- Se creó un enlace entre cita y un objeto Paciente, obtenido en base al Dni.</text:p>
          </table:table-cell>
        </table:table-row>
      </table:table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5">almacenarResultadosAnalisis(Dni, Datos, TipoAnalisis)</text:p>
          </table:table-cell>
        </table:table-row>
        <table:table-row table:style-name="Tabla1.1">
          <table:table-cell table:style-name="Tabla1.A2" office:value-type="string">
            <text:p text:style-name="P1">Responsabilidades</text:p>
          </table:table-cell>
          <table:table-cell table:style-name="Tabla1.A2" office:value-type="string">
            <text:p text:style-name="P3">El sistema almacena los datos referentes a una prueba de Análisis.</text:p>
          </table:table-cell>
        </table:table-row>
        <table:table-row table:style-name="Tabla1.1">
          <table:table-cell table:style-name="Tabla1.A3" office:value-type="string">
            <text:p text:style-name="P1">Tipo</text:p>
          </table:table-cell>
          <table:table-cell table:style-name="Tabla1.A3" office:value-type="string">
            <text:p text:style-name="P2">&lt;Sistema&gt;</text:p>
          </table:table-cell>
        </table:table-row>
        <table:table-row table:style-name="Tabla1.1">
          <table:table-cell table:style-name="Tabla1.A2" office:value-type="string">
            <text:p text:style-name="P1">Referencias cruzadas</text:p>
          </table:table-cell>
          <table:table-cell table:style-name="Tabla1.A2" office:value-type="string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1">Notas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Excepciones</text:p>
          </table:table-cell>
          <table:table-cell table:style-name="Tabla1.A2" office:value-type="string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1">Salida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Precondición</text:p>
          </table:table-cell>
          <table:table-cell table:style-name="Tabla1.A2" office:value-type="string">
            <text:p text:style-name="P2">El analista debe estar identificado.</text:p>
          </table:table-cell>
        </table:table-row>
        <table:table-row table:style-name="Tabla1.1">
          <table:table-cell table:style-name="Tabla1.A9" office:value-type="string">
            <text:p text:style-name="P1">Postcondición</text:p>
          </table:table-cell>
          <table:table-cell table:style-name="Tabla1.A9" office:value-type="string">
            <text:p text:style-name="P4">- Se creó un objeto Sangre prueba o un objeto Orina prueba, obtenido en base a TipoAnalisis.</text:p>
            <text:p text:style-name="P4">- Si es un análisis de sangre, por cada objeto AtributosSangre:</text:p>
            <text:list xml:id="list31619544" text:style-name="L1">
              <text:list-item>
                <text:p text:style-name="P9">Se creó un objeto ResultadoSangre res cuyo atributo Resultado es obtenido de Datos.</text:p>
              </text:list-item>
              <text:list-item>
                <text:p text:style-name="P9">Se creó un <text:span text:style-name="T2">enlace</text:span> entre res y prueba.</text:p>
              </text:list-item>
            </text:list>
            <text:p text:style-name="P4">- Si es un análisis de orina, por cada objeto AtributosOrina:</text:p>
            <text:list xml:id="list34538548" text:continue-numbering="true" text:style-name="L1">
              <text:list-item>
                <text:p text:style-name="P9">Se creó un objeto ResultadoOrina res cuyo atributo Resultado es obtenido de Datos.</text:p>
              </text:list-item>
              <text:list-item>
                <text:p text:style-name="P9"><text:span text:style-name="T2">Se creó un enlace entre res y prueba.</text:span></text:p>
              </text:list-item>
            </text:list>
            <text:p text:style-name="P8"><text:span text:style-name="T2">- Se creó un enlace entre un Paciente paciente, identificado por Dni, y prueba.</text:span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Nombre</text:p>
          </table:table-cell>
          <table:table-cell table:style-name="Tabla2.A1" office:value-type="string">
            <text:p text:style-name="P5">almacenarResultadosRadiologia(Dni, Datos, TipoRadiologia)</text:p>
          </table:table-cell>
        </table:table-row>
        <table:table-row table:style-name="Tabla2.1">
          <table:table-cell table:style-name="Tabla2.A2" office:value-type="string">
            <text:p text:style-name="P1">Responsabilidades</text:p>
          </table:table-cell>
          <table:table-cell table:style-name="Tabla2.A2" office:value-type="string">
            <text:p text:style-name="P3">El sistema almacena los datos referentes a una prueba de Radiología.</text:p>
          </table:table-cell>
        </table:table-row>
        <table:table-row table:style-name="Tabla2.1">
          <table:table-cell table:style-name="Tabla2.A3" office:value-type="string">
            <text:p text:style-name="P1">Tipo</text:p>
          </table:table-cell>
          <table:table-cell table:style-name="Tabla2.A3" office:value-type="string">
            <text:p text:style-name="P2">&lt;Sistema&gt;</text:p>
          </table:table-cell>
        </table:table-row>
        <table:table-row table:style-name="Tabla2.1">
          <table:table-cell table:style-name="Tabla2.A2" office:value-type="string">
            <text:p text:style-name="P1">Referencias cruzadas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3" office:value-type="string">
            <text:p text:style-name="P1">Notas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Excepciones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3" office:value-type="string">
            <text:p text:style-name="P1">Salida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Precondición</text:p>
          </table:table-cell>
          <table:table-cell table:style-name="Tabla2.A2" office:value-type="string">
            <text:p text:style-name="P2">El radiólogo debe estar identificado.</text:p>
          </table:table-cell>
        </table:table-row>
        <table:table-row table:style-name="Tabla2.1">
          <table:table-cell table:style-name="Tabla2.A9" office:value-type="string">
            <text:p text:style-name="P1">Postcondición</text:p>
          </table:table-cell>
          <table:table-cell table:style-name="Tabla2.A9" office:value-type="string">
            <text:p text:style-name="P4">- Se creó un objeto Resonancia prueba o un objeto Radiografia prueba, obtenido en base a <text:span text:style-name="T1">TipoRadiologia</text:span>.</text:p>
            <text:p text:style-name="P4">- Si es una prueba de resonancia, por cada imagen en Datos:</text:p>
            <text:list xml:id="list34525260" text:continue-numbering="true" text:style-name="L1">
              <text:list-item>
                <text:p text:style-name="P9">Se creó un objeto ImagenResonancia img, cuyo atributo Ruta es imagen.</text:p>
              </text:list-item>
              <text:list-item>
                <text:p text:style-name="P9">Se creó un <text:span text:style-name="T2">enlace</text:span> entre img y prueba.</text:p>
              </text:list-item>
            </text:list>
            <text:p text:style-name="P4">- Si es una prueba de radiografía, por cada imagen de Datos:</text:p>
            <text:list xml:id="list34534915" text:continue-numbering="true" text:style-name="L1">
              <text:list-item>
                <text:p text:style-name="P9">Se creó un objeto ImagenRadiografia img, cuyo atributo Ruta es imagen.</text:p>
              </text:list-item>
              <text:list-item>
                <text:p text:style-name="P9"><text:span text:style-name="T2">Se creó un enlace entre img y prueba.</text:span></text:p>
              </text:list-item>
            </text:list>
            <text:p text:style-name="P8"><text:span text:style-name="T2">- Se creó un enlace entre un Paciente paciente, identificado por Dni, y prueba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rebuchet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91</meta:editing-cycles>
    <meta:creation-date>2010-12-15T10:00:00</meta:creation-date>
    <dc:date>2011-04-17T14:41:20.35</dc:date>
    <meta:editing-duration>PT9H6M13S</meta:editing-duration>
    <meta:generator>LibreOffice/3.3$Win32 LibreOffice_project/330m19$Build-202</meta:generator>
    <meta:document-statistic meta:table-count="3" meta:image-count="0" meta:object-count="0" meta:page-count="3" meta:paragraph-count="60" meta:word-count="357" meta:character-count="2204"/>
    <meta:template xlink:type="simple" xlink:actuate="onRequest" xlink:title="Normal" xlink:href=""/>
  </office:meta>
</office:document-meta>
</file>